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1181" officeooo:paragraph-rsid="001111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an input / sobre mover</text:p>
      <text:p text:style-name="P1">input as placeholder / attribute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21:39:04.849377087</meta:creation-date>
    <dc:date>2023-03-16T21:51:50.347426721</dc:date>
    <meta:editing-duration>PT2M35S</meta:editing-duration>
    <meta:editing-cycles>1</meta:editing-cycles>
    <meta:document-statistic meta:table-count="0" meta:image-count="0" meta:object-count="0" meta:page-count="1" meta:paragraph-count="2" meta:word-count="10" meta:character-count="57" meta:non-whitespace-character-count="48"/>
    <meta:generator>LibreOffice/7.3.7.2$Linux_X86_64 LibreOffice_project/30$Build-2</meta:generator>
  </office:meta>
</office:document-meta>
</file>